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31.9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fficher tous les post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post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post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 ou admi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3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5:53:33.072990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7T15:54:16.135022556</dc:date>
    <meta:editing-duration>PT8H23M45S</meta:editing-duration>
    <meta:editing-cycles>13</meta:editing-cycles>
    <meta:generator>LibreOffice/6.0.7.3$Linux_X86_64 LibreOffice_project/00m0$Build-3</meta:generator>
    <meta:document-statistic meta:table-count="1" meta:cell-count="153" meta:object-count="0"/>
  </office:meta>
</office:document-meta>
</file>